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 Unicode MS" svg:font-family="&quot;Arial Unicode MS&quot;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3">
      <style:table-cell-properties fo:border="thin solid #000000" style:vertical-align="automatic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3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6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7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/>
      <style:text-properties style:font-name="Arial Unicode MS" style:font-name-asian="Arial Unicode MS" style:font-name-complex="Arial Unicode MS"/>
    </style:style>
    <style:style style:name="ce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AEEF3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09020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1" table:number-columns-repeated="16370" table:default-cell-style-name="ce1"/>
        <table:table-row table:style-name="ro1">
          <table:table-cell office:value-type="string" table:number-columns-spanned="14" table:number-rows-spanned="2" table:style-name="ce15">
            <text:p>歷年圖書館館藏統計表</text:p>
          </table:table-cell>
          <table:covered-table-cell table:number-columns-repeated="13"/>
          <table:table-cell table:number-columns-repeated="16370"/>
        </table:table-row>
        <table:table-row table:style-name="ro1">
          <table:covered-table-cell/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3" table:style-name="ce25">
            <text:p>年度</text:p>
          </table:table-cell>
          <table:table-cell office:value-type="string" table:number-columns-spanned="3" table:number-rows-spanned="2" table:style-name="ce19">
            <text:p>圖書(冊)</text:p>
          </table:table-cell>
          <table:covered-table-cell table:number-columns-repeated="2"/>
          <table:table-cell office:value-type="string" table:number-columns-spanned="9" table:number-rows-spanned="1" table:style-name="ce19">
            <text:p>非書資料(件)</text:p>
          </table:table-cell>
          <table:covered-table-cell table:number-columns-repeated="8"/>
          <table:table-cell office:value-type="string" table:number-columns-spanned="1" table:number-rows-spanned="3" table:style-name="ce26">
            <text:p>報紙種數</text:p>
          </table:table-cell>
          <table:table-cell table:number-columns-repeated="16370"/>
        </table:table-row>
        <table:table-row table:style-name="ro1">
          <table:covered-table-cell/>
          <table:covered-table-cell/>
          <table:covered-table-cell table:number-columns-repeated="2"/>
          <table:table-cell office:value-type="string" table:number-columns-spanned="1" table:number-rows-spanned="2" table:style-name="ce24">
            <text:p>總計</text:p>
          </table:table-cell>
          <table:table-cell office:value-type="string" table:number-columns-spanned="2" table:number-rows-spanned="1" table:style-name="ce23">
            <text:p>電子書</text:p>
          </table:table-cell>
          <table:covered-table-cell/>
          <table:table-cell office:value-type="string" table:number-columns-spanned="2" table:number-rows-spanned="1" table:style-name="ce23">
            <text:p>期刊(合訂本數)</text:p>
          </table:table-cell>
          <table:covered-table-cell/>
          <table:table-cell office:value-type="string" table:number-columns-spanned="2" table:number-rows-spanned="1" table:style-name="ce23">
            <text:p>視聽資料</text:p>
          </table:table-cell>
          <table:covered-table-cell/>
          <table:table-cell office:value-type="string" table:number-columns-spanned="2" table:number-rows-spanned="1" table:style-name="ce23">
            <text:p>微縮資料</text:p>
          </table:table-cell>
          <table:covered-table-cell/>
          <table:covered-table-cell/>
          <table:table-cell table:number-columns-repeated="16370"/>
        </table:table-row>
        <table:table-row table:style-name="ro2">
          <table:covered-table-cell/>
          <table:table-cell office:value-type="string" table:style-name="ce10">
            <text:p>總計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covered-table-cell/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table-cell office:value-type="string" table:style-name="ce10">
            <text:p>中</text:p>
          </table:table-cell>
          <table:table-cell office:value-type="string" table:style-name="ce10">
            <text:p>英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2015" table:style-name="ce7">
            <text:p>2,015</text:p>
          </table:table-cell>
          <table:table-cell office:value-type="float" office:value="831812" table:style-name="ce8">
            <text:p>831,812</text:p>
          </table:table-cell>
          <table:table-cell office:value-type="float" office:value="482214" table:style-name="ce8">
            <text:p>482,214</text:p>
          </table:table-cell>
          <table:table-cell office:value-type="float" office:value="349598" table:style-name="ce8">
            <text:p>349,598</text:p>
          </table:table-cell>
          <table:table-cell office:value-type="float" office:value="1848596" table:formula="of:=SUM([.F8:.M8])" table:style-name="ce8">
            <text:p>1,848,596</text:p>
          </table:table-cell>
          <table:table-cell office:value-type="float" office:value="93900" table:style-name="ce8">
            <text:p>93,900</text:p>
          </table:table-cell>
          <table:table-cell office:value-type="float" office:value="526254" table:style-name="ce8">
            <text:p>526,254</text:p>
          </table:table-cell>
          <table:table-cell office:value-type="float" office:value="47402" table:style-name="ce9">
            <text:p>47,402</text:p>
          </table:table-cell>
          <table:table-cell office:value-type="float" office:value="119350" table:style-name="ce9">
            <text:p>119,350</text:p>
          </table:table-cell>
          <table:table-cell office:value-type="float" office:value="51695" table:style-name="ce8">
            <text:p>51,695</text:p>
          </table:table-cell>
          <table:table-cell office:value-type="float" office:value="9995" table:style-name="ce8">
            <text:p>9,995</text:p>
          </table:table-cell>
          <table:table-cell office:value-type="float" office:value="500000" table:style-name="ce9">
            <text:p>500,000</text:p>
          </table:table-cell>
          <table:table-cell office:value-type="float" office:value="500000" table:style-name="ce9">
            <text:p>500,000</text:p>
          </table:table-cell>
          <table:table-cell office:value-type="float" office:value="18" table:style-name="ce11">
            <text:p>18</text:p>
          </table:table-cell>
          <table:table-cell table:number-columns-repeated="16370"/>
        </table:table-row>
        <table:table-row table:style-name="ro2">
          <table:table-cell office:value-type="float" office:value="2014" table:style-name="ce3">
            <text:p>2,014</text:p>
          </table:table-cell>
          <table:table-cell office:value-type="float" office:value="825685" table:style-name="ce4">
            <text:p>825,685</text:p>
          </table:table-cell>
          <table:table-cell office:value-type="float" office:value="473371" table:style-name="ce4">
            <text:p>473,371</text:p>
          </table:table-cell>
          <table:table-cell office:value-type="float" office:value="352314" table:style-name="ce4">
            <text:p>352,314</text:p>
          </table:table-cell>
          <table:table-cell office:value-type="float" office:value="1841367" table:formula="of:=SUM([.F9:.M9])" table:style-name="ce4">
            <text:p>1,841,367</text:p>
          </table:table-cell>
          <table:table-cell office:value-type="float" office:value="92835" table:style-name="ce4">
            <text:p>92,835</text:p>
          </table:table-cell>
          <table:table-cell office:value-type="float" office:value="517059" table:style-name="ce4">
            <text:p>517,059</text:p>
          </table:table-cell>
          <table:table-cell office:value-type="float" office:value="47402" table:style-name="ce5">
            <text:p>47,402</text:p>
          </table:table-cell>
          <table:table-cell office:value-type="float" office:value="119350" table:style-name="ce5">
            <text:p>119,350</text:p>
          </table:table-cell>
          <table:table-cell office:value-type="float" office:value="54765" table:style-name="ce4">
            <text:p>54,765</text:p>
          </table:table-cell>
          <table:table-cell office:value-type="float" office:value="9956" table:style-name="ce4">
            <text:p>9,956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19" table:style-name="ce6">
            <text:p>19</text:p>
          </table:table-cell>
          <table:table-cell table:number-columns-repeated="16370"/>
        </table:table-row>
        <table:table-row table:style-name="ro2">
          <table:table-cell office:value-type="float" office:value="2013" table:style-name="ce3">
            <text:p>2,013</text:p>
          </table:table-cell>
          <table:table-cell office:value-type="float" office:value="815047" table:style-name="ce4">
            <text:p>815,047</text:p>
          </table:table-cell>
          <table:table-cell office:value-type="float" office:value="464618" table:style-name="ce4">
            <text:p>464,618</text:p>
          </table:table-cell>
          <table:table-cell office:value-type="float" office:value="350429" table:style-name="ce4">
            <text:p>350,429</text:p>
          </table:table-cell>
          <table:table-cell office:value-type="float" office:value="1816144" table:formula="of:=SUM([.F10:.M10])" table:style-name="ce4">
            <text:p>1,816,144</text:p>
          </table:table-cell>
          <table:table-cell office:value-type="float" office:value="88223" table:style-name="ce4">
            <text:p>88,223</text:p>
          </table:table-cell>
          <table:table-cell office:value-type="float" office:value="494673" table:style-name="ce4">
            <text:p>494,673</text:p>
          </table:table-cell>
          <table:table-cell office:value-type="float" office:value="47402" table:style-name="ce5">
            <text:p>47,402</text:p>
          </table:table-cell>
          <table:table-cell office:value-type="float" office:value="119050" table:style-name="ce5">
            <text:p>119,050</text:p>
          </table:table-cell>
          <table:table-cell office:value-type="float" office:value="55932" table:style-name="ce4">
            <text:p>55,932</text:p>
          </table:table-cell>
          <table:table-cell office:value-type="float" office:value="10864" table:style-name="ce4">
            <text:p>10,864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19" table:style-name="ce6">
            <text:p>19</text:p>
          </table:table-cell>
          <table:table-cell table:number-columns-repeated="16370"/>
        </table:table-row>
        <table:table-row table:style-name="ro2">
          <table:table-cell office:value-type="float" office:value="2012" table:style-name="ce3">
            <text:p>2,012</text:p>
          </table:table-cell>
          <table:table-cell office:value-type="float" office:value="797631" table:style-name="ce4">
            <text:p>797,631</text:p>
          </table:table-cell>
          <table:table-cell office:value-type="float" office:value="451236" table:style-name="ce4">
            <text:p>451,236</text:p>
          </table:table-cell>
          <table:table-cell office:value-type="float" office:value="346395" table:style-name="ce4">
            <text:p>346,395</text:p>
          </table:table-cell>
          <table:table-cell office:value-type="float" office:value="1799025" table:formula="of:=SUM([.F11:.M11])" table:style-name="ce4">
            <text:p>1,799,025</text:p>
          </table:table-cell>
          <table:table-cell office:value-type="float" office:value="83741" table:style-name="ce4">
            <text:p>83,741</text:p>
          </table:table-cell>
          <table:table-cell office:value-type="float" office:value="486374" table:style-name="ce4">
            <text:p>486,374</text:p>
          </table:table-cell>
          <table:table-cell office:value-type="float" office:value="46303" table:style-name="ce5">
            <text:p>46,303</text:p>
          </table:table-cell>
          <table:table-cell office:value-type="float" office:value="116950" table:style-name="ce5">
            <text:p>116,950</text:p>
          </table:table-cell>
          <table:table-cell office:value-type="float" office:value="54938" table:style-name="ce4">
            <text:p>54,938</text:p>
          </table:table-cell>
          <table:table-cell office:value-type="float" office:value="10719" table:style-name="ce4">
            <text:p>10,719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2" table:style-name="ce6">
            <text:p>22</text:p>
          </table:table-cell>
          <table:table-cell table:number-columns-repeated="16370"/>
        </table:table-row>
        <table:table-row table:style-name="ro2">
          <table:table-cell office:value-type="float" office:value="2011" table:style-name="ce3">
            <text:p>2,011</text:p>
          </table:table-cell>
          <table:table-cell office:value-type="float" office:value="767030" table:style-name="ce4">
            <text:p>767,030</text:p>
          </table:table-cell>
          <table:table-cell office:value-type="float" office:value="393847" table:style-name="ce4">
            <text:p>393,847</text:p>
          </table:table-cell>
          <table:table-cell office:value-type="float" office:value="373183" table:style-name="ce4">
            <text:p>373,183</text:p>
          </table:table-cell>
          <table:table-cell office:value-type="float" office:value="1770230" table:formula="of:=SUM([.F12:.M12])" table:style-name="ce4">
            <text:p>1,770,230</text:p>
          </table:table-cell>
          <table:table-cell office:value-type="float" office:value="75519" table:style-name="ce4">
            <text:p>75,519</text:p>
          </table:table-cell>
          <table:table-cell office:value-type="float" office:value="472575" table:style-name="ce4">
            <text:p>472,575</text:p>
          </table:table-cell>
          <table:table-cell office:value-type="float" office:value="44536" table:style-name="ce5">
            <text:p>44,536</text:p>
          </table:table-cell>
          <table:table-cell office:value-type="float" office:value="115314" table:style-name="ce5">
            <text:p>115,314</text:p>
          </table:table-cell>
          <table:table-cell office:value-type="float" office:value="52408" table:style-name="ce4">
            <text:p>52,408</text:p>
          </table:table-cell>
          <table:table-cell office:value-type="float" office:value="9878" table:style-name="ce4">
            <text:p>9,878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3" table:style-name="ce6">
            <text:p>23</text:p>
          </table:table-cell>
          <table:table-cell table:number-columns-repeated="16370"/>
        </table:table-row>
        <table:table-row table:style-name="ro2">
          <table:table-cell office:value-type="float" office:value="2010" table:style-name="ce3">
            <text:p>2,010</text:p>
          </table:table-cell>
          <table:table-cell office:value-type="float" office:value="730340" table:style-name="ce4">
            <text:p>730,340</text:p>
          </table:table-cell>
          <table:table-cell office:value-type="float" office:value="373646" table:style-name="ce4">
            <text:p>373,646</text:p>
          </table:table-cell>
          <table:table-cell office:value-type="float" office:value="356694" table:style-name="ce4">
            <text:p>356,694</text:p>
          </table:table-cell>
          <table:table-cell office:value-type="float" office:value="1742558" table:formula="of:=SUM([.F13:.M13])" table:style-name="ce4">
            <text:p>1,742,558</text:p>
          </table:table-cell>
          <table:table-cell office:value-type="float" office:value="68045" table:style-name="ce4">
            <text:p>68,045</text:p>
          </table:table-cell>
          <table:table-cell office:value-type="float" office:value="458988" table:style-name="ce4">
            <text:p>458,988</text:p>
          </table:table-cell>
          <table:table-cell office:value-type="float" office:value="43320" table:style-name="ce5">
            <text:p>43,320</text:p>
          </table:table-cell>
          <table:table-cell office:value-type="float" office:value="113110" table:style-name="ce5">
            <text:p>113,110</text:p>
          </table:table-cell>
          <table:table-cell office:value-type="float" office:value="50264" table:style-name="ce4">
            <text:p>50,264</text:p>
          </table:table-cell>
          <table:table-cell office:value-type="float" office:value="8831" table:style-name="ce4">
            <text:p>8,831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4" table:style-name="ce6">
            <text:p>24</text:p>
          </table:table-cell>
          <table:table-cell table:number-columns-repeated="16370"/>
        </table:table-row>
        <table:table-row table:style-name="ro2">
          <table:table-cell office:value-type="float" office:value="2009" table:style-name="ce3">
            <text:p>2,009</text:p>
          </table:table-cell>
          <table:table-cell office:value-type="float" office:value="1158192" table:style-name="ce5">
            <text:p>1,158,192</text:p>
          </table:table-cell>
          <table:table-cell office:value-type="float" office:value="406440" table:style-name="ce5">
            <text:p>406,440</text:p>
          </table:table-cell>
          <table:table-cell office:value-type="float" office:value="751752" table:style-name="ce5">
            <text:p>751,752</text:p>
          </table:table-cell>
          <table:table-cell office:value-type="float" office:value="1192958" table:formula="of:=SUM([.F14:.M14])" table:style-name="ce4">
            <text:p>1,192,95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255" table:style-name="ce5">
            <text:p>34,255</text:p>
          </table:table-cell>
          <table:table-cell office:value-type="float" office:value="98315" table:style-name="ce5">
            <text:p>98,315</text:p>
          </table:table-cell>
          <table:table-cell office:value-type="float" office:value="49420" table:style-name="ce5">
            <text:p>49,420</text:p>
          </table:table-cell>
          <table:table-cell office:value-type="float" office:value="10968" table:style-name="ce5">
            <text:p>10,968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4" table:style-name="ce6">
            <text:p>24</text:p>
          </table:table-cell>
          <table:table-cell table:number-columns-repeated="16370"/>
        </table:table-row>
        <table:table-row table:style-name="ro2">
          <table:table-cell office:value-type="float" office:value="2008" table:style-name="ce3">
            <text:p>2,008</text:p>
          </table:table-cell>
          <table:table-cell office:value-type="float" office:value="1063580" table:style-name="ce5">
            <text:p>1,063,580</text:p>
          </table:table-cell>
          <table:table-cell office:value-type="float" office:value="356634" table:style-name="ce5">
            <text:p>356,634</text:p>
          </table:table-cell>
          <table:table-cell office:value-type="float" office:value="706946" table:style-name="ce5">
            <text:p>706,946</text:p>
          </table:table-cell>
          <table:table-cell office:value-type="float" office:value="1182039" table:formula="of:=SUM([.F15:.M15])" table:style-name="ce4">
            <text:p>1,182,0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004" table:style-name="ce5">
            <text:p>33,004</text:p>
          </table:table-cell>
          <table:table-cell office:value-type="float" office:value="95021" table:style-name="ce5">
            <text:p>95,021</text:p>
          </table:table-cell>
          <table:table-cell office:value-type="float" office:value="44872" table:style-name="ce5">
            <text:p>44,872</text:p>
          </table:table-cell>
          <table:table-cell office:value-type="float" office:value="9142" table:style-name="ce5">
            <text:p>9,142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2" table:style-name="ce6">
            <text:p>22</text:p>
          </table:table-cell>
          <table:table-cell table:number-columns-repeated="16370"/>
        </table:table-row>
        <table:table-row table:style-name="ro2">
          <table:table-cell office:value-type="float" office:value="2007" table:style-name="ce3">
            <text:p>2,007</text:p>
          </table:table-cell>
          <table:table-cell office:value-type="float" office:value="741627" table:style-name="ce5">
            <text:p>741,627</text:p>
          </table:table-cell>
          <table:table-cell office:value-type="float" office:value="336017" table:style-name="ce5">
            <text:p>336,017</text:p>
          </table:table-cell>
          <table:table-cell office:value-type="float" office:value="405610" table:style-name="ce5">
            <text:p>405,610</text:p>
          </table:table-cell>
          <table:table-cell office:value-type="float" office:value="1171649" table:formula="of:=SUM([.F16:.M16])" table:style-name="ce4">
            <text:p>1,171,6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504" table:style-name="ce5">
            <text:p>31,504</text:p>
          </table:table-cell>
          <table:table-cell office:value-type="float" office:value="91721" table:style-name="ce5">
            <text:p>91,721</text:p>
          </table:table-cell>
          <table:table-cell office:value-type="float" office:value="40338" table:style-name="ce5">
            <text:p>40,338</text:p>
          </table:table-cell>
          <table:table-cell office:value-type="float" office:value="8086" table:style-name="ce5">
            <text:p>8,086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1" table:style-name="ce6">
            <text:p>21</text:p>
          </table:table-cell>
          <table:table-cell table:number-columns-repeated="16370"/>
        </table:table-row>
        <table:table-row table:style-name="ro2">
          <table:table-cell office:value-type="float" office:value="2006" table:style-name="ce3">
            <text:p>2,006</text:p>
          </table:table-cell>
          <table:table-cell office:value-type="float" office:value="627738" table:style-name="ce5">
            <text:p>627,738</text:p>
          </table:table-cell>
          <table:table-cell office:value-type="float" office:value="318326" table:style-name="ce5">
            <text:p>318,326</text:p>
          </table:table-cell>
          <table:table-cell office:value-type="float" office:value="309412" table:style-name="ce5">
            <text:p>309,412</text:p>
          </table:table-cell>
          <table:table-cell office:value-type="float" office:value="1156601" table:formula="of:=SUM([.F17:.M17])" table:style-name="ce4">
            <text:p>1,156,6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600" table:style-name="ce5">
            <text:p>29,600</text:p>
          </table:table-cell>
          <table:table-cell office:value-type="float" office:value="86327" table:style-name="ce5">
            <text:p>86,327</text:p>
          </table:table-cell>
          <table:table-cell office:value-type="float" office:value="34369" table:style-name="ce5">
            <text:p>34,369</text:p>
          </table:table-cell>
          <table:table-cell office:value-type="float" office:value="6305" table:style-name="ce5">
            <text:p>6,305</text:p>
          </table:table-cell>
          <table:table-cell office:value-type="float" office:value="500000" table:style-name="ce5">
            <text:p>500,000</text:p>
          </table:table-cell>
          <table:table-cell office:value-type="float" office:value="500000" table:style-name="ce5">
            <text:p>500,000</text:p>
          </table:table-cell>
          <table:table-cell office:value-type="float" office:value="23" table:style-name="ce6">
            <text:p>23</text:p>
          </table:table-cell>
          <table:table-cell table:number-columns-repeated="16370" table:style-name="ce1"/>
        </table:table-row>
        <table:table-row table:style-name="ro2">
          <table:table-cell office:value-type="float" office:value="2005" table:style-name="ce3">
            <text:p>2,005</text:p>
          </table:table-cell>
          <table:table-cell office:value-type="float" office:value="545911" table:style-name="ce5">
            <text:p>545,911</text:p>
          </table:table-cell>
          <table:table-cell office:value-type="float" office:value="290301" table:style-name="ce5">
            <text:p>290,301</text:p>
          </table:table-cell>
          <table:table-cell office:value-type="float" office:value="255610" table:style-name="ce5">
            <text:p>255,610</text:p>
          </table:table-cell>
          <table:table-cell office:value-type="float" office:value="565843" table:formula="of:=SUM([.F18:.M18])" table:style-name="ce4">
            <text:p>565,8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6236" table:style-name="ce5">
            <text:p>126,236</text:p>
          </table:table-cell>
          <table:table-cell office:value-type="float" office:value="400903" table:style-name="ce5">
            <text:p>400,903</text:p>
          </table:table-cell>
          <table:table-cell office:value-type="float" office:value="32737" table:style-name="ce5">
            <text:p>32,737</text:p>
          </table:table-cell>
          <table:table-cell office:value-type="float" office:value="5967" table:style-name="ce5">
            <text:p>5,9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16370" table:style-name="ce1"/>
        </table:table-row>
        <table:table-row table:style-name="ro2">
          <table:table-cell office:value-type="float" office:value="2004" table:style-name="ce3">
            <text:p>2,004</text:p>
          </table:table-cell>
          <table:table-cell office:value-type="float" office:value="497723" table:style-name="ce4">
            <text:p>497,723</text:p>
          </table:table-cell>
          <table:table-cell office:value-type="float" office:value="260730" table:style-name="ce5">
            <text:p>260,730</text:p>
          </table:table-cell>
          <table:table-cell office:value-type="float" office:value="236993" table:style-name="ce5">
            <text:p>236,993</text:p>
          </table:table-cell>
          <table:table-cell office:value-type="float" office:value="541703" table:formula="of:=SUM([.F19:.M19])" table:style-name="ce4">
            <text:p>541,70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9076" table:style-name="ce5">
            <text:p>119,076</text:p>
          </table:table-cell>
          <table:table-cell office:value-type="float" office:value="387122" table:style-name="ce5">
            <text:p>387,122</text:p>
          </table:table-cell>
          <table:table-cell office:value-type="float" office:value="29813" table:style-name="ce5">
            <text:p>29,813</text:p>
          </table:table-cell>
          <table:table-cell office:value-type="float" office:value="5692" table:style-name="ce5">
            <text:p>5,6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table:number-columns-repeated="1637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12">
            <text:p>1. 資料來源：交通大學圖書館業務統計網頁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14" table:number-rows-spanned="1" table:style-name="ce12">
            <text:p>2. 2004年至2009年採用當年一月份統計資料</text:p>
          </table:table-cell>
          <table:covered-table-cell table:number-columns-repeated="13"/>
          <table:table-cell table:style-name="ce2"/>
          <table:table-cell table:number-columns-repeated="16369"/>
        </table:table-row>
        <table:table-row table:style-name="ro1">
          <table:table-cell office:value-type="string" table:number-columns-spanned="14" table:number-rows-spanned="1" table:style-name="ce12">
            <text:p>3. 2010年迄今採用當年九月份報教育部資料</text:p>
          </table:table-cell>
          <table:covered-table-cell table:number-columns-repeated="13"/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工作表1.A33:工作表1.N44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 Unicode MS" svg:font-family="&quot;Arial Unicode MS&quot;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16T07:53:25Z</meta:creation-date>
    <dc:date>2016-08-24T13:16:08Z</dc:date>
    <meta:print-date>2016-08-24T13:15:45Z</meta:print-date>
  </office:meta>
</office:document-meta>
</file>